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4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5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22" table:number-columns-spanned="2" table:number-rows-spanned="1"/>
          <table:covered-table-cell table:style-name="ce42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52" table:number-columns-spanned="2" table:number-rows-spanned="1"/>
          <table:covered-table-cell table:style-name="ce45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79" table:number-columns-spanned="2" table:number-rows-spanned="1"/>
          <table:covered-table-cell table:style-name="ce485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29" table:number-columns-spanned="2" table:number-rows-spanned="1"/>
          <table:covered-table-cell table:style-name="ce533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69" table:number-columns-spanned="2" table:number-rows-spanned="1"/>
          <table:covered-table-cell table:style-name="ce573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23" table:number-columns-spanned="2" table:number-rows-spanned="1"/>
          <table:covered-table-cell table:style-name="ce42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53" table:number-columns-spanned="2" table:number-rows-spanned="1"/>
          <table:covered-table-cell table:style-name="ce45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80" table:number-columns-spanned="2" table:number-rows-spanned="1"/>
          <table:covered-table-cell table:style-name="ce486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30" table:number-columns-spanned="2" table:number-rows-spanned="1"/>
          <table:covered-table-cell table:style-name="ce53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70" table:number-columns-spanned="2" table:number-rows-spanned="1"/>
          <table:covered-table-cell table:style-name="ce57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63" table:number-columns-spanned="2" table:number-rows-spanned="1"/>
          <table:covered-table-cell table:style-name="ce66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H17:'RTS-Template'.DS18 'RTS-Template'.B17:'RTS-Template'.U18 'RTS-Template'.X17:'RTS-Template'.AE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F18:'RTS-Template'.AG18">
            <calcext:condition calcext:apply-style-name="ConditionalStyle_4" calcext:value="!=&quot;&quot;" calcext:base-cell-address="'RTS-Template'.AF18"/>
          </calcext:conditional-format>
          <calcext:conditional-format calcext:target-range-address="'RTS-Template'.AF17:'RTS-Template'.AG17">
            <calcext:condition calcext:apply-style-name="ConditionalStyle_4" calcext:value="!=&quot;&quot;" calcext:base-cell-address="'RTS-Template'.AF17"/>
          </calcext:conditional-format>
          <calcext:conditional-format calcext:target-range-address="'RTS-Template'.V17:'RTS-Template'.W18">
            <calcext:condition calcext:apply-style-name="ConditionalStyle_4" calcext:value="!=&quot;&quot;" calcext:base-cell-address="'RTS-Template'.V17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01:05:27.82433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8T01:33:52.775952000</dc:date>
    <meta:editing-cycles>29</meta:editing-cycles>
    <meta:editing-duration>PT2H12M47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8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